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420" officeooo:paragraph-rsid="0012d4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ario</text:p>
      <text:p text:style-name="P1"/>
      <text:p text:style-name="P1">Retirar: Hace referencia, cuando un cliente del sistema, quiere extraer dinero de una de sus cuentas, para tener el dinero en fisi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20:48:10.640345703</meta:creation-date>
    <dc:date>2020-11-11T20:49:30.838059532</dc:date>
    <meta:editing-duration>PT1M2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3" meta:character-count="141" meta:non-whitespace-character-count="120"/>
  </office:meta>
</office:document-meta>
</file>